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FLORES CALLE, ROBERTO JOSE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LORES CALLE, ROBERTO JOSE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ECOJO ALMACE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7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5T00:06:5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